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fo:language="en" fo:country="US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language="ru" fo:country="RU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font-style-asian="normal" style:font-style-complex="normal"/>
    </style:style>
    <style:style style:name="T8" style:family="text">
      <style:text-properties fo:language="ru" fo:country="RU"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токол работы с загрузчиком</text:p>
      <text:p text:style-name="P1"/>
      <text:p text:style-name="P4">Связь:</text:p>
      <text:p text:style-name="P2"><text:tab/>UART</text:p>
      <text:p text:style-name="P2"><text:tab/><text:span text:style-name="T6">Скорость: 57600</text:span></text:p>
      <text:p text:style-name="P4"><text:tab/>8 бит данных</text:p>
      <text:p text:style-name="P2"><text:span text:style-name="T6"><text:tab/></text:span>1 <text:span text:style-name="T6">стоповый бит</text:span></text:p>
      <text:p text:style-name="P4"><text:tab/>без контроля чётности</text:p>
      <text:p text:style-name="P4"/>
      <text:p text:style-name="P4">Вход в загрузчик:</text:p>
      <text:p text:style-name="P2"><text:span text:style-name="T6"><text:tab/>По низкому уровню на заданной ножке заданного порта, сейчас пусть будет </text:span>PB0</text:p>
      <text:p text:style-name="P2"/>
      <text:p text:style-name="P4">Команды:</text:p>
      <text:p text:style-name="P4"/>
      <text:p text:style-name="P5">Идентификация</text:p>
      <text:p text:style-name="P6">Посылаем устройству<text:span text:style-name="T1">:</text:span></text:p>
      <text:p text:style-name="P6"><text:span text:style-name="T1"><text:tab/>'</text:span><text:span text:style-name="T2">I</text:span><text:span text:style-name="T1">' (</text:span>код <text:span text:style-name="T9">0</text:span><text:span text:style-name="T2">x49</text:span><text:span text:style-name="T1">)<text:tab/><text:tab/><text:tab/><text:tab/><text:tab/><text:tab/><text:tab/><text:tab/>(</text:span>1 байт)</text:p>
      <text:p text:style-name="P3"/>
      <text:p text:style-name="P6">Получаем в ответ <text:span text:style-name="T1">(</text:span>последовательно, без переноса строк):</text:p>
      <text:p text:style-name="P6"><text:tab/><text:span text:style-name="T1">'</text:span><text:span text:style-name="T2">FBL</text:span><text:span text:style-name="T1">' – </text:span>метка загрузчика <text:tab/><text:tab/><text:tab/><text:tab/><text:tab/><text:tab/><text:span text:style-name="T1">(</text:span>3 байта<text:span text:style-name="T1">)</text:span></text:p>
      <text:p text:style-name="P3"/>
      <text:p text:style-name="P6"><text:tab/><text:span text:style-name="T1">VER – </text:span>байт версии загрузчика, в текущий момент = <text:span text:style-name="T9">0</text:span><text:span text:style-name="T2">x01</text:span><text:span text:style-name="T1"> <text:tab/>(</text:span>1 байт)</text:p>
      <text:p text:style-name="P6"/>
      <text:p text:style-name="P6"><text:tab/><text:span text:style-name="T1">MFID2 MFID1 MFID0 – </text:span>три байта идентификатора разработчика устройства. Для мяу (Фоссы) равны <text:span text:style-name="T2">0x0F 0x05 0x5A</text:span><text:span text:style-name="T1"><text:tab/><text:tab/><text:tab/>(</text:span>3 байта)</text:p>
      <text:p text:style-name="P6"/>
      <text:p text:style-name="P6"><text:tab/><text:span text:style-name="T1">DEVID2 DEVID1 DEVID0 – </text:span>три байта идентификатора устройства. <text:tab/><text:tab/><text:tab/><text:tab/><text:tab/><text:tab/><text:tab/><text:tab/><text:tab/><text:tab/><text:tab/><text:tab/>(3 байта)</text:p>
      <text:p text:style-name="P6"/>
      <text:p text:style-name="P6"><text:tab/><text:span text:style-name="T1">SN3 SN2 SN1 SN0 – </text:span>четыре байта серийного номера устройства.<text:tab/><text:tab/><text:tab/><text:tab/><text:tab/><text:tab/><text:tab/><text:tab/><text:tab/><text:tab/><text:tab/><text:tab/><text:tab/>(4 байта)</text:p>
      <text:p text:style-name="P6"/>
      <text:p text:style-name="P6">Итого должно быть принято <text:span text:style-name="T2">14 </text:span><text:span text:style-name="T1">байт</text:span>.</text:p>
      <text:p text:style-name="P6">Команда не обязана быть первой в протоколе, но это крайне желательно, ибо как ещё понять, с кем мы работаем?</text:p>
      <text:p text:style-name="P7"/>
      <text:p text:style-name="P5"><text:span text:style-name="T11">Запись страницы </text:span><text:span text:style-name="T4">FLASH:</text:span></text:p>
      <text:p text:style-name="P7">Посылаем устройству:</text:p>
      <text:p text:style-name="P6"><text:span text:style-name="T11"><text:tab/></text:span><text:span text:style-name="T4">'</text:span><text:span text:style-name="T2">W</text:span><text:span text:style-name="T4">' (</text:span><text:span text:style-name="T11">код </text:span><text:span text:style-name="T9">0</text:span><text:span text:style-name="T2">x57</text:span><text:span text:style-name="T4">)<text:tab/><text:tab/><text:tab/><text:tab/><text:tab/><text:tab/><text:tab/><text:tab/>(1 </text:span><text:span text:style-name="T11">байт)</text:span></text:p>
      <text:p text:style-name="P7"/>
      <text:p text:style-name="P6"><text:span text:style-name="T11"><text:tab/></text:span><text:span text:style-name="T4">PGADDR – </text:span><text:span text:style-name="T11">номер страницы.<text:tab/><text:tab/><text:tab/><text:tab/><text:tab/><text:tab/>(1 байт)</text:span></text:p>
      <text:p text:style-name="P7"/>
      <text:p text:style-name="P7"><text:tab/>После передачи <text:span text:style-name="T1">PGADDR</text:span> производится проверка адреса и устройство возвращает:</text:p>
      <text:p text:style-name="P6"><text:soft-page-break/><text:span text:style-name="T4"><text:tab/>RES – </text:span><text:span text:style-name="T11">байт результата. </text:span><text:span text:style-name="T2">0x00</text:span><text:span text:style-name="T4"> </text:span><text:span text:style-name="T11">в случае корректного адреса, </text:span><text:span text:style-name="T2">0x01</text:span><text:span text:style-name="T4"> </text:span><text:span text:style-name="T11">в случае ошибки (например при попытке записать страницу загрузчика)<text:tab/>(1 байт).</text:span></text:p>
      <text:p text:style-name="P7">В случае, если адрес корректен, после него следует передать:</text:p>
      <text:p text:style-name="P7"/>
      <text:p text:style-name="P6"><text:span text:style-name="T11"><text:tab/></text:span><text:span text:style-name="T4">DATA – </text:span><text:span text:style-name="T11">данные для записи, их число должно соответствовать размеру страницы в байтах. Байт, расположенный по младшему адресу идёт вперёд<text:tab/><text:tab/><text:tab/><text:tab/><text:tab/><text:tab/><text:tab/><text:tab/><text:tab/><text:tab/><text:tab/>(</text:span><text:span text:style-name="T4">PAGESIZE </text:span><text:span text:style-name="T11">байт)</text:span></text:p>
      <text:p text:style-name="P7"/>
      <text:p text:style-name="P7"><text:tab/>После приёма всех данных для записи производится стирание старого содержимого страницы и запись нового.</text:p>
      <text:p text:style-name="P3"><text:span text:style-name="T11"><text:tab/></text:span><text:span text:style-name="T7">После завершения записи снова возвращается </text:span><text:span text:style-name="T9">0x00</text:span><text:span text:style-name="T11">, </text:span><text:span text:style-name="T7">что намекает на то, что запись завершилась<text:tab/><text:tab/><text:tab/><text:tab/><text:tab/><text:tab/><text:tab/><text:tab/>(1 байт)</text:span></text:p>
      <text:p text:style-name="P7"/>
      <text:p text:style-name="P6"/>
      <text:p text:style-name="P5"><text:span text:style-name="T11">Чтение страницы </text:span><text:span text:style-name="T4">FLASH:</text:span></text:p>
      <text:p text:style-name="P7">Посылаем устройству:</text:p>
      <text:p text:style-name="P3"><text:span text:style-name="T7"><text:tab/></text:span><text:span text:style-name="T11">'</text:span><text:span text:style-name="T9">R</text:span><text:span text:style-name="T11">' (</text:span><text:span text:style-name="T7">код </text:span><text:span text:style-name="T9">0x052</text:span><text:span text:style-name="T11">)<text:tab/><text:tab/><text:tab/><text:tab/><text:tab/><text:tab/><text:tab/><text:tab/>(</text:span><text:span text:style-name="T7">1 байт)</text:span></text:p>
      <text:p text:style-name="P7"/>
      <text:p text:style-name="P3"><text:span text:style-name="T7"><text:tab/></text:span><text:span text:style-name="T11">PGADDR – </text:span><text:span text:style-name="T7">номер страницы<text:tab/><text:tab/><text:tab/><text:tab/><text:tab/><text:tab/>(</text:span><text:span text:style-name="T11">1</text:span><text:span text:style-name="T7"> байт)</text:span></text:p>
      <text:p text:style-name="P7"/>
      <text:p text:style-name="P7">Устройство считывает страницу (считаны могут быть все страницы, в том числе страницы загрузчика) и возвращает:</text:p>
      <text:p text:style-name="P3"><text:span text:style-name="T7"><text:tab/></text:span><text:span text:style-name="T11">RES – </text:span><text:span text:style-name="T7">байт результата. </text:span><text:span text:style-name="T9">0x00</text:span><text:span text:style-name="T11"> </text:span><text:span text:style-name="T7">в случае успеха, </text:span><text:span text:style-name="T9">0x01</text:span><text:span text:style-name="T11"> </text:span><text:span text:style-name="T7">в случае ошибки (например при некорректном адресе</text:span><text:span text:style-name="T11">)</text:span><text:span text:style-name="T7"><text:tab/><text:tab/><text:tab/><text:tab/><text:tab/>(1 байт)</text:span></text:p>
      <text:p text:style-name="P7"/>
      <text:p text:style-name="P3"><text:span text:style-name="T7"><text:tab/>В случае, если </text:span><text:span text:style-name="T11">RES </text:span><text:span text:style-name="T7">равен </text:span><text:span text:style-name="T8">0</text:span><text:span text:style-name="T9">x00</text:span><text:span text:style-name="T11">, </text:span><text:span text:style-name="T7">то за ним следуют </text:span><text:span text:style-name="T11">PS </text:span><text:span text:style-name="T7">байт данных (младшим байтом вперёд), представляющих собой содержимое страницы<text:tab/><text:tab/><text:tab/><text:tab/><text:tab/><text:tab/><text:tab/><text:tab/><text:tab/><text:tab/><text:tab/></text:span><text:span text:style-name="T11">(PAGESIZE </text:span><text:span text:style-name="T7">байт)</text:span></text:p>
      <text:p text:style-name="P7"/>
      <text:p text:style-name="P7"/>
      <text:p text:style-name="P5"><text:span text:style-name="T11">Запись </text:span><text:span text:style-name="T4">EEPROM:</text:span></text:p>
      <text:p text:style-name="P7">Посылаем устройству:</text:p>
      <text:p text:style-name="P6"><text:span text:style-name="T11"><text:tab/></text:span><text:span text:style-name="T4">'</text:span><text:span text:style-name="T2">w</text:span><text:span text:style-name="T4">' (</text:span><text:span text:style-name="T11">код </text:span><text:span text:style-name="T9">0</text:span><text:span text:style-name="T2">x77</text:span><text:span text:style-name="T4">)<text:tab/><text:tab/><text:tab/><text:tab/><text:tab/><text:tab/><text:tab/><text:tab/>(1 </text:span><text:span text:style-name="T11">байт)</text:span></text:p>
      <text:p text:style-name="P6"><text:span text:style-name="T11"><text:tab/></text:span><text:span text:style-name="T4">BYTE – </text:span><text:span text:style-name="T11">младший байт данных<text:tab/><text:tab/><text:tab/><text:tab/><text:tab/></text:span><text:span text:style-name="T4">(1 </text:span><text:span text:style-name="T11">байт)</text:span></text:p>
      <text:p text:style-name="P7"/>
      <text:p text:style-name="P7">Устройство записывает байт, и возвращает:</text:p>
      <text:p text:style-name="P6"><text:span text:style-name="T11"><text:tab/></text:span><text:span text:style-name="T4">'</text:span><text:span text:style-name="T2">n</text:span><text:span text:style-name="T4">' – </text:span><text:span text:style-name="T11">в случае, если необходимо передать следующий байт данных<text:tab/><text:tab/><text:tab/><text:tab/><text:tab/><text:tab/><text:tab/><text:tab/><text:tab/><text:tab/><text:tab/><text:tab/>(1 байт)</text:span></text:p>
      <text:p text:style-name="P7">ИЛИ</text:p>
      <text:p text:style-name="P6"><text:span text:style-name="T11"><text:tab/></text:span><text:span text:style-name="T4">'</text:span><text:span text:style-name="T2">f</text:span><text:span text:style-name="T4">' – </text:span><text:span text:style-name="T11">в случае, если следующего байта не надо (так как все байты уже записаны)<text:tab/><text:tab/><text:tab/><text:tab/><text:tab/><text:tab/><text:tab/><text:tab/><text:tab/><text:tab/>(1 байт)</text:span></text:p>
      <text:p text:style-name="P7"/>
      <text:p text:style-name="P7"/>
      <text:p text:style-name="P5"><text:span text:style-name="T11">Чтение </text:span><text:span text:style-name="T4">EEPROM:</text:span></text:p>
      <text:p text:style-name="P7">Посылаем устройству:</text:p>
      <text:p text:style-name="P3"><text:soft-page-break/><text:span text:style-name="T7"><text:tab/></text:span><text:span text:style-name="T11">'</text:span><text:span text:style-name="T9">r</text:span><text:span text:style-name="T11">' (</text:span><text:span text:style-name="T7">код </text:span><text:span text:style-name="T9">0x072</text:span><text:span text:style-name="T11">)<text:tab/><text:tab/><text:tab/><text:tab/><text:tab/><text:tab/><text:tab/><text:tab/>(</text:span><text:span text:style-name="T7">1 байт)</text:span></text:p>
      <text:p text:style-name="P7"/>
      <text:p text:style-name="P7">Устройство считывает <text:span text:style-name="T1">EEPROM</text:span> и возвращает:</text:p>
      <text:p text:style-name="P3"><text:span text:style-name="T7"><text:tab/></text:span><text:span text:style-name="T11">DATA – </text:span><text:span text:style-name="T7">прочитанное содержимое </text:span><text:span text:style-name="T11">EEPROM. </text:span><text:span text:style-name="T7">Соответственно столько байтов, сколько их есть в </text:span><text:span text:style-name="T11">EEPROM</text:span></text:p>
      <text:p text:style-name="P7"/>
      <text:p text:style-name="P8">Завершение прошивки:</text:p>
      <text:p text:style-name="P7">Посылаем устройству:</text:p>
      <text:p text:style-name="P5"><text:span text:style-name="T12"><text:tab/></text:span><text:span text:style-name="T5">'</text:span><text:span text:style-name="T3">Q</text:span><text:span text:style-name="T5">' (</text:span><text:span text:style-name="T12">код </text:span><text:span text:style-name="T10">0</text:span><text:span text:style-name="T3">x51)</text:span><text:span text:style-name="T5"><text:tab/><text:tab/><text:tab/><text:tab/><text:tab/><text:tab/><text:tab/><text:tab/>(1 </text:span><text:span text:style-name="T12">байт)</text:span></text:p>
      <text:p text:style-name="P7"/>
      <text:p text:style-name="P7">Устройство отвечает:</text:p>
      <text:p text:style-name="P5"><text:span text:style-name="T12"><text:tab/></text:span><text:span text:style-name="T5">'</text:span><text:span text:style-name="T3">B</text:span><text:span text:style-name="T5">' (</text:span><text:span text:style-name="T12">код </text:span><text:span text:style-name="T3">0x42</text:span><text:span text:style-name="T12">) <text:tab/><text:tab/><text:tab/><text:tab/><text:tab/><text:tab/><text:tab/><text:tab/>(1 байт)</text:span></text:p>
      <text:p text:style-name="P7"/>
      <text:p text:style-name="P7">После чего выполняет переход на точку входа в основную программу <text:span text:style-name="T1">0x0000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Артем Ветро</meta:initial-creator>
    <meta:creation-date>2011-04-02T12:14:57.19</meta:creation-date>
    <dc:date>2011-05-01T14:19:16.80</dc:date>
    <dc:creator>Артем Ветро</dc:creator>
    <meta:editing-duration>PT07H05M11S</meta:editing-duration>
    <meta:editing-cycles>27</meta:editing-cycles>
    <meta:generator>OpenOffice.org/3.2$Win32 OpenOffice.org_project/320m18$Build-9502</meta:generator>
    <meta:document-statistic meta:table-count="0" meta:image-count="0" meta:object-count="0" meta:page-count="3" meta:paragraph-count="57" meta:word-count="413" meta:character-count="2834"/>
  </office:meta>
</office:document-meta>
</file>